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1.3689in"/>
    </style:style>
    <style:style style:name="co4" style:family="table-column">
      <style:table-column-properties fo:break-before="auto" style:column-width="1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formula="of:=FALSE()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ravd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tu s tím excel udělal? asi tam byla nepravda</text:p>
          </table:table-cell>
          <table:table-cell table:number-columns-repeated="1019"/>
        </table:table-row>
        <table:table-row table:style-name="ro2"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lovka, dát pryč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ec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l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sor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tra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strakt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ur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h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ap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a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kv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é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jekt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nistrat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mi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op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o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o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nal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r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vo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erob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r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irb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 + ba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ad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ep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é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m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ku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u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á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kviz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b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á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b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xan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gorit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g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men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al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koh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muž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ern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tru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t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bu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ety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fiteá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erič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n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i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on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pli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u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get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lý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m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rch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ato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ě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kd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est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a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ga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n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ore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ámb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semb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biot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depresiv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 + de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ikvari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til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rt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etý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e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la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kaly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ošt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pa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a + pa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anžm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an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b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andě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ě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ch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í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g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árijs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k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m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o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ó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o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ze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fa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pir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el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en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l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mo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rib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di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stralopité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á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n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ok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xi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z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áb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h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cho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čk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u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dmin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áj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j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a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k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n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dach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kó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věřit variantu balkon – v derinetu ne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z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m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k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ik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á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t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to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o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z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zi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c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b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havio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j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kat</text:p>
          </table:table-cell>
          <table:table-cell/>
          <table:table-cell office:value-type="string" calcext:value-type="string">
            <text:p>ZZ: nebo fotbalista, podle rodu homonym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let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l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edi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e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ne_ + _f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ton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r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stsel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st + se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b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c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y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d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ě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má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á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éžo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éž v morflexu je překvapivě adverb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e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zpil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l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zpočtu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jakým smě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odmín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mí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eced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cede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problém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blé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roblémový? (opět větší skupina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tva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údržb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držb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údržb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zútě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tě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c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ch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zvýra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ýra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cyk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_ + 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k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ki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a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il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í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k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a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z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bo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lábo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á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e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íž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í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blízký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i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iž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n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bl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ch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dy + gu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h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j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šev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b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m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mak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 + mak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ův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or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t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u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x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m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n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a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á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čť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j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e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břím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ře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id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ef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g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řím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ře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ř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kov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s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uč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u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ž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u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ý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z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z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b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c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douc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budou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ů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doz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desl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nga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ř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ržoa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ržoas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sine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š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bou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d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t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y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z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a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a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dé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d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d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ča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e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j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ítit</text:p>
          </table:table-cell>
          <table:table-cell office:value-type="string" calcext:value-type="string">
            <text:p>COLLOQ</text:p>
          </table:table-cell>
          <table:table-cell office:value-type="string" calcext:value-type="string">
            <text:p>ZZ: nespisovné varianty zpracovat analogic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ist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ulit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remon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e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e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n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oč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le dvakrát, kompozitum? (jistojistý, ještě něc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rnovlas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rný + vl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s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rve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červ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es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stop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sta + p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stují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cesto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ak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s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át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chatr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ll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ir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ách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a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é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op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l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mý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m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r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ó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ulos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o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ři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ó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ř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yzan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t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chva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li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v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vá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v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b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y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gá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gar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he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h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í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in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inný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r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s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st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citró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v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í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zokr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z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zí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o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l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mel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čmelí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k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e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e + 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ou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i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čest + 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čtveř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er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yři,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vr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vr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čtvr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ty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čtyř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kro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kr + 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ču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čů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v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va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i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vi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v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v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kl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kl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k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li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př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ďá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k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le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á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á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b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c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al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ba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e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c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ě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i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ra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j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l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ko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k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f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ate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iká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iká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l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é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montá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on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e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or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ozi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ě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etile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ig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i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í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souvisí s číslovkou de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k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sk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é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in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truk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k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te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r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elop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elop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vě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z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zinf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z_ + _infe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be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am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d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cé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lektrik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e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ferenci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erenc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er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ra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_ + 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fu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fu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ges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k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kůvz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ík + vzdá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e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ě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m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plo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ip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er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kré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ri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i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_ + _k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ku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eč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peč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eč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an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d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l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b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el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cel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c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či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a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da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neš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ne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hod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ohod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ořá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kt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k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l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tolar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dolní/dolů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lů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ó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á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ům, dom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ěk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ěk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n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“mní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moro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ům + r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mů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dů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n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nekoneč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koneč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opravd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, opravd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am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podrob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a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p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řed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vpřed/před - kořen předložka? Analogicky za - zadní/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ost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r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s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s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ud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ý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fantom potýk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uš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uch nebo dec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t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vě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kořen předložka z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zlat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l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zv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zvuč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vuk? (dozvučet je řádově řidší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hoce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ahý + c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ok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hý + kám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matur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s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rasl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s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souvisí s “dřít”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á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ře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ř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s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ouvisí s d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řívěj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ří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m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be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b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ob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oboun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o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o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ůb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uh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uhý + řad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ž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ž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z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cho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chovní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dol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u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ůsle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následek”/”sledov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ůs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le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ůsto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ž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a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a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e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voj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k číslovce “dva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j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dí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díl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h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vou + hr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dva, číslov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oukříd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va + křídlo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v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ch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ých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nas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ý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b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entlm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tle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žih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ng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ž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kolog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kz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g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kt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kt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m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ix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i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b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bry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o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o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mo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e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k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trop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viron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zy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me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em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en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k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b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i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n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é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f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tan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k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k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ng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entu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ce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k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emp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hib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i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kre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ku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o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an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a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ici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plici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l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io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li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ce + li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jnšme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ku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la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m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a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f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rma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sc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š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vo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j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mi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m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noty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o_ + ty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ny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é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din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est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s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í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gurí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l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i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ewa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 + w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m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 + w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t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x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x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í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j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ashd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sh + d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é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x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r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 + _b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ň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lk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lkl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en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mu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ó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v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s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sil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fotografi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o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y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j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á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o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da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nda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ú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yz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ax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l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ni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rso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z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jz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éni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i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oc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p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a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he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g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di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az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ó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o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o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u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l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r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d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fit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f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ds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d + sl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t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á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ém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i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t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l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r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ver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a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ná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ymp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gymnázi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á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d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jz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ó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bur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m + burg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, hamburg-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ica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eb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hanb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g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pen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ampád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dwa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rm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m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ch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ttri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a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a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á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bi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ýb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b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dváb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j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moglob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patit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rbic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řm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ro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hň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st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tpar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t + pará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hlad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a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a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es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ou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u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l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b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ou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loub asi nebude v derinetu, tak od hluboký nebo hloub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l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ma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m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y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e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ě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íz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ů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b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d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hod (ale ten je hom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d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, hod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in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nor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n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iz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ř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m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n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r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p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spodář?/hospod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spod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spod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spod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stinsk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ti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t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e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uš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a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ěz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v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v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b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á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d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ra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an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á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ký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bit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eb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í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ři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ř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ř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rom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o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ů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y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b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b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č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ouk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a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ri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ě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i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víz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víz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voz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č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gien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gi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s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ýžd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yz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f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d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gno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hn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hn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k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eg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ust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ag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gin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in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era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stojí to z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z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rovi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ulzí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ul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u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u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an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ar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f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or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ú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ú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gredi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ici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ci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l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lu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kontin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ko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ov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ol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v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ekto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pek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pi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a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stin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it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str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gr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g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lig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n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nzí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u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al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ali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ve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n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ves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ž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e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zu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o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zo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bl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gu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h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kbysm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kol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ob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CONJ</text:p>
          </table:table-cell>
          <table:table-cell office:value-type="string" calcext:value-type="string">
            <text:p>ZZ: jak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k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sepa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 + pat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l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n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rm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á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s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jatk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t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k jat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á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y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č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e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i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to se asi nechytne, číslovky v derinetu nejs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d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Rejzek: najít jednotu, tzn. od je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i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de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l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en + litý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nebo jeden? (ale číslovky tam stejně nemám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h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pt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k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ště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stř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ž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ez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ez (viz 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íc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a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jinde, ji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i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nov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ř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Jiří/Jiřin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is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ízd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z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iz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é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m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jó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ó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gu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j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nat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ü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bi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ik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s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brio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h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d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j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k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am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c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h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h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ho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l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a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é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ap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el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c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d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ň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ná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n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ov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tý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ny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olí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ol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ac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ac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l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i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p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p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s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p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nt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ban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d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ika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lovar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arlovy V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ne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ro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r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á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k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š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str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astr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ch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eg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o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č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uz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vi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aj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be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e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stylistická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ovíj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o vědět + j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dykol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dekoli/kudykol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c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č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lím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ra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hak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w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b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k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n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o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a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a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ari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uz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áv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íče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líč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š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i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á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b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p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opý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ou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b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u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m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m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it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m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e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f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ň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er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bl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b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co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d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efi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f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gn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he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he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h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a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p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ktej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ap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é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g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k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emjdou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lemjd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em_ <text:s/>+ _jdou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b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ís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bě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 + bě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n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n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r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los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loto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ó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an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b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f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k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ik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n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d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o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atibi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n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e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mple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li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po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e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prom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mun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u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mun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ň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cert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ptu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nce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če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c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d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j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ek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er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or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fron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g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greg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g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_ + _kre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kré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rá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orc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a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ste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e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stru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_ + _stru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j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inu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inu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inu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t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ntrola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n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v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ver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er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erv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erv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ist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zisten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nz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l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n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re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ř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p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nějak spojit s kup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p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á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á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ig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k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re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k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v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espond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spon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espond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i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ř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mi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n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u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o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por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rpor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u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ý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y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rz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e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m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št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s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t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rme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k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s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us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u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v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oza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oz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ůzné etymo, podle hom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zor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 + ro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b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krásný od krás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t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a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áž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č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e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d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c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j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á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s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e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ev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šťá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rys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ité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i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i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říž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í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řižovatk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řiž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ko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rk + lo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c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kod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o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mpáč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rompáč? OK, Morfflex nezn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n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p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pobi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upa + bi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ru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ch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p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yst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ef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si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š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terak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kte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b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chy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f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k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uk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ku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ltiv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m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p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p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d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o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propojit s kopul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p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p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u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ů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r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u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u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á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nt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art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ar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ět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v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vó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b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jak spojit s kbelík/kyblí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m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p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se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y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ý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y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ý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ýž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orat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by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ch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d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g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h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ný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p_ + _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k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ás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á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s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e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í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sla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tim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r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h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js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é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n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k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není primárnější le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p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komparativ dob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š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k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a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, není to od let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é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t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uk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and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h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ž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hostej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ů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bez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lib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br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cho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lic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h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j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k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kvi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l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o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uz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e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gv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ole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ej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š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a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t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h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t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u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í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j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b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i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ď + 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dy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d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c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omo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mc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ňs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í asi lo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terij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ter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u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óž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ž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e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kr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m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ů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ště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u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s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ýt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y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ze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ž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áč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am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emoisel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f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az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ist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n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e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né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lé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k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á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l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málo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ch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in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i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m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až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év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év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ikú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i_ + kú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ip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i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ufak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ž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lastně kompozitum malžen a přesmyčka, speciální ty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ž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i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hu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ng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e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krab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bě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ký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me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x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ak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opu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o + pů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ožr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so + žr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k</text:p>
          </table:table-cell>
          <table:table-cell office:value-type="string" calcext:value-type="string">
            <text:p>SARKAWRONG</text:p>
          </table:table-cell>
          <table:table-cell office:value-type="string" calcext:value-type="string">
            <text:p>ZZ: co? mast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ť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atka/matičk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ad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čin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ma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u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turi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zol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á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aximální/maxim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x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z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čb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chbo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cen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ch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ail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ailo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il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c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ka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é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v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jd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k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l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or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h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š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ší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pozor, komparati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n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íra, nebo mě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ruň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i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í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ěs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š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z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ez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o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g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k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kroorgan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én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ar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it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l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i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m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ložkou mimo (takových bude víc, mělo by se zpracovat systematicky, třeba naproti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a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er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m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n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jit s mn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s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tin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ochondr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mitochondr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a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č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lé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luv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určitě od “mluv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u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i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h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h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noh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mnoho, nebo obráceně? (ale vztah by tam být měl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n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no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b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i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č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ó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e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r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robí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rý + bí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y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očit/mok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k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k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ek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ie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stróz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str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té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t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u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á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b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ř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f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i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a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z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kodr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am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ave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á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ř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ňo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ňa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t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ze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mrzký, mrzu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š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chomů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dr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m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šketý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šk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sl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ú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e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zik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ý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ž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b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b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b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dohledat, proč se to nepořešilo s vi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blíz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a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če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či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cion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c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ál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 dá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by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d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e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h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h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mír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d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ob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osmr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smr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při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ří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dří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ňa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drob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b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stand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d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dze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zem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f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h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hodo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áho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rub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rub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jednotně s naširoko apod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ednou je víceznačné, ale v derinetu je asi jen příslovce, nikoli číslovka, která by tu byla vhod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jem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jem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mn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jem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jev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jevit/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koli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l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ř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ři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le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léz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kontrolovat vztah s naleznout, nále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átk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mát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měs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a míst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m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íst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ís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o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mra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r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bevz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 + 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ejvý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jv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ok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á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l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l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d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p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p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prv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rv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osl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posl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l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áz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áz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pro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řa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řád (Rejz 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rativ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c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k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á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 (jako výro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r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ruž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ůžov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ž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ch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ych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chvá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schv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ši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š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ký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ky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le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následovat, nebo sl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sle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na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nad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pě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str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str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suc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such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tož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tož + p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rva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valo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erinet asi trvalo nezná, takže k trvalý (za fantom to nestojí), ale kazí se tím analogie k doč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vr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vr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eč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č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ě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ěk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ě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vene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í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í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lé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ávr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ští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výso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ýs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zd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ždyc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ck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by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b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ítř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í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ži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žlou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aměť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pamě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p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ázvo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ázev + 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ande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andrtá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pozor, něco podobného už bylo v první dáv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bezpeč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bezpeč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ezp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bezp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bezpeč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č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n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n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č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č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čisto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áv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nedá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hled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hle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asi dohledný/dohléd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ko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konal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opa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plati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dopál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patře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t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č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dostat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statek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ZZ: dostatek/sta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dozí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zř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dů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ůvě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fé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é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ě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orá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hy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hýb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hy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jin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jist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jistota? (podobně nezaměstnaný apod.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jprve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k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ěkolike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ěkolik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on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koneč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konečn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k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lib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ib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lib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i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os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í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íst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to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ný</text:p>
          </table:table-cell>
          <table:table-cell/>
          <table:table-cell office:value-type="string" calcext:value-type="string">
            <text:p>ZZ: není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v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nemovi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mož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mož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ě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nad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dí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blo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omi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chvě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hvě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plat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a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lat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lod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lo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lo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ho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d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os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ose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o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n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n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poz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ozor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ozor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pozorn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átel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el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átelstv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ravid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ravid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ravid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be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přebra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přebr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es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es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es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je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je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je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liš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li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řítom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přítom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přítom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pří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ízeň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ro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p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ř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rov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rov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rov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rovnov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vnov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ozlu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lo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r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chop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chop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chop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kuteč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kutečné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kutečno? Navíc neskutečné není základní tv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mlouv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louvat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mrtel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mrtel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mrtel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n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na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ou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a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a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av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spokoje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pokoje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pokojen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abil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tabilní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stabili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šťas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šťas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tov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stra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š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švarn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svob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ob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bo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 + bo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knu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tk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op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třeb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rpěliv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rpěliv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trpělivost? (netrpělivý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úč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pr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pr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rči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či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jak s negac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r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úsp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ZZ: všechny zamrzlé negace by se daly vzít jedním vrz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st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stat</text:p>
          </table:table-cell>
          <table:table-cell/>
          <table:table-cell office:value-type="string" calcext:value-type="string">
            <text:p>ZZ: nebo stálý? máme ustá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utri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u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utuchají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tu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ědo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o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vě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dom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ě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vědomost? (nevědět asi nebud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ě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vido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i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ňát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in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vin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vr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jak složitě s vařit/v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vý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h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x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záj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j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aměstnan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GLATTICE</text:p>
          </table:table-cell>
          <table:table-cell office:value-type="string" calcext:value-type="string">
            <text:p>ZZ: zaměstnan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aměstna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aměstna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závis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ávis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ávislo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kr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kro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znal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al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bo znal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znám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spíš zná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nám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ám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ady nastane homonym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zvěs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e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nic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c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ic jako zájmeno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o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kter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te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mr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ss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íz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óbl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ble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cle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 + le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mi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min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nsto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n + 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u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z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kle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kleot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kle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tr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ů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m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yní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chů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cház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i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do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ět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ě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é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ezř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l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hlíž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hlídnou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o mi zní hovorov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il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ilov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l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as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je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obejmou/ob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jížď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bjížd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la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z ob-vlast - ovládané jedním vladařem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lá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á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ha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ha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oj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á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a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ra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ru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r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r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cé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ervato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ku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str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u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v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vyk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zvyk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byč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by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y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ýv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ývací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rovnou obývat? (pokoj zmizelo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c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chrom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r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u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i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čivi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či + vi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citnou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ó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ch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ál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kt to stojí za fantoma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dd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ZZ: d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dáv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v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m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em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evš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ez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h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ha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ak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jin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in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kudy/kd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kudkol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kuds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dk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eh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h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l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a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mít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fantomu přemítat, zamít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m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mlč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ě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epamě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amě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nik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k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no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do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č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dpoč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ově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poví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pů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o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ouz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í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í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s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dos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d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a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eď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dvě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vě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t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fenzi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enzí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saj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a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l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á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hř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hř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jedině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edi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am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áza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ol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ktaed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p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ku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urek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, podobně esej/ese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k zakusit? nebo od kousnout/kous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o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l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mrá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-lin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eh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n_ + _l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nc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n + c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ět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lý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y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míj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om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o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á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áv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m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che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di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ř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s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gaz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ig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n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o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am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á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i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šk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l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mifiná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 + finále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a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ě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ro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ru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str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už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str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t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ý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zdálenější etymo stydět 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“soudit” “sou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vobozene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vobozen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č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ev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v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 zavřít, nebyl to v 2.0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etymologicky tá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ale to je asi dávná etymologi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uke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door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utdo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f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si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t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v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zdr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zdr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z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zon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zub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ci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es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pada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á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d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ho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h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č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a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is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mě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měť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mpel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c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du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n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to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r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y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dig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_dig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do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frá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_ + frá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l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lyz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ra_ + lyz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anoi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p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z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h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i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d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ř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f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k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r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l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á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cip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n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yz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iv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š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pá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ic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r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uš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u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u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á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i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la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vo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č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č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č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el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gmat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k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yn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á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a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d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n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nz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z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ř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e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formov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rga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g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o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spekti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vit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zek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š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imi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ic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st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ětist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ět + stovk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trž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uge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to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 + sh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č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ích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an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kn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neživ pilo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nz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o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r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em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 písem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skov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ís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ísme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ísm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í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t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x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ž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c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ác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a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ác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eb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h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k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n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p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š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c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i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for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t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la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la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z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zm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z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istoc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j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én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eti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e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ís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i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iv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í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“plochý” bude asi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om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t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už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arianta k plí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o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ýt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blí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ž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blíž je komparativ, tak blízk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hmu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mur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hod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chy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hy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č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č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e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aj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dr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ez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ezř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h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i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di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ivu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o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n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d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no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noh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o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omác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mác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po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souvisí s podpírat/opírat/zap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povrch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rch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povrch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r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druh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alk k substance, tedy od “stá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t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ó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d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d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dvědomí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ědo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vo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vo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dzem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země nebo zem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e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u zahl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ho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hřb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 hřbito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hr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řmo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i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jedno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jíž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j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á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aždé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ZZ: souvisí s “každý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k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l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la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k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ry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r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k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ó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policis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d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m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lexém pro slevit a u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é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é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íč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ic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i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š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l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al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zvláštní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ou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malu</text:p>
          </table:table-cell>
          <table:table-cell office:value-type="string" calcext:value-type="string">
            <text:p>DIMIN</text:p>
          </table:table-cell>
          <table:table-cell office:value-type="string" calcext:value-type="string">
            <text:p>ZZ: pěkné dimi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alý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ZZ: po málu? má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me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ě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m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mní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ěkoliká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ěkoliká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ěku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řen pronominální “někd”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n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u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ořit se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opera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erace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perač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co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ra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řed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. Nebo od před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přípa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u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u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ul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ada? po řa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ř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cel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ot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o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ozvod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vo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ozvodov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rsch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fol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rtré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e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slat, přeslat, to by měl být fantomový lexé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lep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e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léz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lí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í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ěš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mě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mr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pí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ě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tar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COMPAR</text:p>
          </table:table-cell>
          <table:table-cell office:value-type="string" calcext:value-type="string">
            <text:p>ZZ: od komparativ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ště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ěst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an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ře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ež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postře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stř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ří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l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u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u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vá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ác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ž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á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i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í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k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es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m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o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tejně jako přitom nebo pro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třeb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tře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v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voř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kontrolovat stvůr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tyč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ý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p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uz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vědo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ědo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in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: uznat vinný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v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a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d morflex nezná, zá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žá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á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d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zd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ou souviset se “zemí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em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z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itiv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z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oruhod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odný pozoru,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vol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uj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á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hnou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áme spojené s pražit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k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ktik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l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m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v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x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áz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ž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c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ci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č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e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choz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chodit, předcháze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d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č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ložku v derinetu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m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souvisí s př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evš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PARENTPR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d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jím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ne normální jím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ko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k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m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lon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on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mě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to speciální typ? (objekt/subjek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mlu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u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náš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EPOS</text:p>
          </table:table-cell>
          <table:table-cell office:value-type="string" calcext:value-type="string">
            <text:p>ZZ: od “pře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l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st/klád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pok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e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sed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evz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stavený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tavený (A)</text:p>
          </table:table-cell>
          <table:table-cell office:value-type="string" calcext:value-type="string">
            <text:p>CONV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řed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stoupit/nastoupit/odstoupit..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dsuzov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ředtím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PARENTPRON</text:p>
          </table:table-cell>
          <table:table-cell table:style-name="ce2"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dza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hrád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dzvě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ě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f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f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hlu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l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up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k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kvap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lexém “kvapit”? (ukvapit, kvapně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l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m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mi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na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t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r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i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ss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ti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od vis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ev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lé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evl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evýš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š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zen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id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zí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esi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ez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áh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bu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čem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typ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č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ří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hloup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oup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hrá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řihradit?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hrani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ran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jem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i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lo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o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k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k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lb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leb? lebka?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i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i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ležito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leže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liš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máčknou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á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le vazba na prim/prima tu cítit 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á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ř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mí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m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ít (někoho k něčemu?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mi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imiti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nc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o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pojiště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pojis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bude souviset s “mnít” nebo něčím podobný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ro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slovansky asi souvisí s rozen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š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er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št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etymologicky od “příchod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stře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řec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s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su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ita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tě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í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t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i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odkaz se nechytí, zájmena v derinetu nemáme (podobně jako “proto”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to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i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v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ět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vě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vileg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v_ + leg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las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last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ři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ří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řízr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řízra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r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řízvi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í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“běžet”/”běhat”, nebo fantom “bíha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bl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d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n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ces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čpa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č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kompozit warum denn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á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raž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hý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pro zdražit a vydra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du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yš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d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io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fesion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esion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f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n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hib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v češtině si nejsem jistý, jestli mluvčím paralela k bijekcím a injekcím naskakuj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k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l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en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ít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mo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ok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a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ás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p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i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isovac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č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oč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p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i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ě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pe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p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titu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e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prostřed asi nemáme, co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za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tup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sví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agon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ěj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e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i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ti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nebude to širší (i když asi uzavřená) slovotvorná skupina? Podobně asi “proč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t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u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á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ni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in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vinci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i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ór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izor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zo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o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voz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oz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vž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ž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zatím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zatí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če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dý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d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d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jez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j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l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l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pla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ůplav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plavat? Průplava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r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ůř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ře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sm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mý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ůtr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v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u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ůzra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řad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roz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 + roz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vot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otří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v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jak spojit s číslovkou prv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yč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ysky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ý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š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eudony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eudo_ + _ny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ovod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pes + v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tru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sych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sych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č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á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t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e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blicis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c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lik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blik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bl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ch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d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dor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j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druh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ůl + dr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lhod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li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l + li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lnoc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, polovina noc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ls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č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p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sob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obn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ůso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ů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s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pustý” (nechat pustým?)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usti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ty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ůvab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ábit? váb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ůvo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zz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ý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ami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ytl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MIN</text:p>
          </table:table-cell>
          <table:table-cell office:value-type="string" calcext:value-type="string">
            <text:p>ZZ: pyt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yžam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cho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ach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cion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d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ř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ik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k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d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dob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d + b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án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rá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ádž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fine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fin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gb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k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lly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po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n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p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píka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řapí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še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tol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e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z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áz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á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k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ak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á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ál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pč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e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id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yk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kl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ig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uk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erend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fe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k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flex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or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s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ulé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habili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bilit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h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jst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lam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ombin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nvalesce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o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ru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kr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kvi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kvi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ev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ikv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me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aul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ez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esa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om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ntg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rto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r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í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rodu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č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ublik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publ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put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u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ře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ektiv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spon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rik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to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ib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é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ere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ol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u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e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ervo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er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erv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zi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ži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lu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zo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zonovat</text:p>
          </table:table-cell>
          <table:table-cell office:value-type="string" calcext:value-type="string">
            <text:p>VARIA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zo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onova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z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řád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í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m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š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s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s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s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ris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ři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í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v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z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ó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u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primárnější “rod”, nebo ro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ho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k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lni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n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u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t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š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ut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vněž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od “rovně”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ch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či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lit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poslat/ob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č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ho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h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rozin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j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í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kl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ko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kvě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z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é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ni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marý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my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ys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pa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pro zapínat, vypínat, rozepínat, spín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ptý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stř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stře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di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v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éci, t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omil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ilý, romi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ztrž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ztr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tr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t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vá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ě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zve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zv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e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t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á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br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kojm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ks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stik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ůz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ř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bí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c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tmic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yt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ý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z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blo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char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har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a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ar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f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f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kr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o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lvě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o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ám, sam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mp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ur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n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ranč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di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rkasm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vá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rž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s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el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ič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a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ti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tisfa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át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av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b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bí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ůd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o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rip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belíto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e_ + lít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e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a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ZZ: asi Sedan (město), těch typů bude ví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ativ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des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desá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diment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d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d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dm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domodr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mod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ozel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edý + zel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é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g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g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j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j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e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re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kr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ret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l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und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kun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kv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ky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k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l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af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knou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dvi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imen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tim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z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z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p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p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pt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ř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óz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r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é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vír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ví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ír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rvi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ž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o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oslat, ode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es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estnác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estnác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tř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tř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su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s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et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v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n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fin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lu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lu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r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hor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how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byzn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byzn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ro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w +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ben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c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ch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d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možná síd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eme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f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ifikant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g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gn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í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k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ik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li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očá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la + čá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lu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mpan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u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nd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g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é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ir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širo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i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tc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í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ť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lemma sít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tu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ituace? sit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ád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fa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lp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nze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are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au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e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eps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c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ad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ad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eró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l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luza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ouz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odolib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koda + lib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dov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k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ok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á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k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l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ořá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ó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ro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o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áb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áb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ří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ín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ree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ří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ov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r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krt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rozumí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r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rýš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ýš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rz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ku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lp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ut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ú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ě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ak spojis s kvíst/kvést/skvěl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k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v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ký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b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d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á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ho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l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á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a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a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primárnější sláva? sla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lech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lech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č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e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lépě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la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e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í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m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oupcov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loup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ou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novr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nce + vrac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u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užeb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už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y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ag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rtph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a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ej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rod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ěr + 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e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m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í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í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í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o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ok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mrn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rtonos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rt + no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ů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a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ě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í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ou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ub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ňů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bo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ciá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ci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ciet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f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j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lár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id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p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rti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rt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tv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ě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bě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sebrat” 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č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či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činit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primární soudit, nebo sou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dru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ru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hl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hlas, hlás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kro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m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m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pe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pr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pra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doprava? náprav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rozen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s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ous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tě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ě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vrst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rst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č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g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l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li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álit/spal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n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á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rt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c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cifik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j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tr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kul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kul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en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nd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rm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e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rá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pit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í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le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l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pl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če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č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č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o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lé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lubydl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lubydl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á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ontán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n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o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orť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ř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atek</text:p>
          </table:table-cell>
          <table:table-cell office:value-type="string" calcext:value-type="string">
            <text:p>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aved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ropitn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p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ost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ost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pu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á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r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rd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ro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š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r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b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cion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f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g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amg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milió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milión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no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asi nijak nesouvisí se starý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řič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e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is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t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ven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b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dr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f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h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h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j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é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b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r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ro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ěst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íž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z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ěžo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ěžk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í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h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imul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p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pend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št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í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m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d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j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koru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 + koruna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št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l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ůl (ale přes němčinu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tisí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u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ťou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ch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ra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tw máme připojeno strakatý? - nemá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á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šá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ateg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c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mhla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spíš kompozitum - strm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ř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e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dm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ří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říknout</text:p>
          </table:table-cell>
          <table:table-cell office:value-type="string" calcext:value-type="string">
            <text:p>CHECKDIRE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ik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řízli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m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ou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struh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uč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ůj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ktu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uktu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ý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ž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trhnou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ude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n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pid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t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v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yl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y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trá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yst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sté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ti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woo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d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soud? soud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fi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lt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m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n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pl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šu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l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f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real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lism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sh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š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spen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teré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u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ven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á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č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a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á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ář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polu-vědět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ě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ě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švest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t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ví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ětni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e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ěž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švi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s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iš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t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imárnější světlo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i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v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í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iž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b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éz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ch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ova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rch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ůj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bi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et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mpóz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mpt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agog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dr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nonym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nté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ý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ro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sté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ž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b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u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jem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ouvisí s taj/tajemstv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é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řk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ak + též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t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kt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tak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k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kzva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í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is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ám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h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od ta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p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ampó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mtéž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am + tý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g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ri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š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x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ch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tr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at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chni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“technický”? co je v č.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ď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d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OLLOQ</text:p>
          </table:table-cell>
          <table:table-cell office:value-type="string" calcext:value-type="string">
            <text:p>ZZ: varianta k ted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enag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h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ho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íže, tíha (Rejz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at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měř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erame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o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+ _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d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krá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ompozitum s demonstrative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oré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or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prv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“první”, ale synchronně mrtv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a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é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itori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iná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o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o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o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s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oste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te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é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išt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í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ěž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ěžk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nebo k těž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ěž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asi od tíž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ill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choun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ichoun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c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í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ěžký,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í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í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nktu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sk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ěr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u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tul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kv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a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es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le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ou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k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lou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um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mo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p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lus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m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l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g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o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e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lik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mb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p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ó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ná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péd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ál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asi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též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chp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ch + p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u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vary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xic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b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d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f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ged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jekto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ka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kt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pol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mv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z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á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p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ás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á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u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á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b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f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é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én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nýr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enc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že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e primárnější trest nebo tres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et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h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etí + hory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etino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etina</text:p>
          </table:table-cell>
          <table:table-cell office:value-type="string" calcext:value-type="string">
            <text:p>PARENTNU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t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e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h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at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bu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buná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icát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icí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icet</text:p>
          </table:table-cell>
          <table:table-cell office:value-type="string" calcext:value-type="string">
            <text:p>PARENTCONJ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d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říd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měsíč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 + měsíc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skat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co je primárnějš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řís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š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ří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ří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st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umf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ium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c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jak spojit s troch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f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j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jí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pozor,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ři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číslovak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j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ENTNUM</text:p>
          </table:table-cell>
          <table:table-cell office:value-type="string" calcext:value-type="string">
            <text:p>ZZ: od tři, ale číslov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ej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lej + b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p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šič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roš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s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sk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s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ous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asl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p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py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řt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c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h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f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mp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ů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cht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y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ýz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ýz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žn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sunami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berkuló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b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c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h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ťu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l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ň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ůně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tů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ni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p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ú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bulen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is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is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a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ik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š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ář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ář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vá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var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aro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o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d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v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č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č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f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g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k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mi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ýp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ep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ý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yris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ě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bika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boh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bo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rá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b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čed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č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če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í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čet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četn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dstatněl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chech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ch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ch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chvá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chvá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chva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chvá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či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čin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c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t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ctyho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e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d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di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vi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div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dob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do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důl/dole/dolů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há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le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ed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hod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h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h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ho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j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jm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k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k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é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le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e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e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lev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, zkontrolovat slevit, polev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loh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ěkomu u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lo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imá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ltra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mývá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ý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v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v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co je na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grou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der + grou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iká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i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ver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nos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gra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p + gra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pr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c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rostř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stř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rostřed asi nebude v derinetu, jak spojit se střed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ř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řídit” nebo “řád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rč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o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ost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rov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ovn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pu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ryv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ý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cho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chov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i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íl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kla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kl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lov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t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á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a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ran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ři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stroj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tou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su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ě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ěš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er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esat (Rejzek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ti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ti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top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tra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áp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ro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útrob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tu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t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u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uli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utulit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tv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var, tvoř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vědom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bude souviset s “vědomí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úv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z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o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ž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á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a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z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ze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úzkost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úzko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úz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g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gó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h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ku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čí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va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ál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d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p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han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an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ři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r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. vař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š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vř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z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áz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cel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el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če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četn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čít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sčí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ě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ěko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o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če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l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douc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é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d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getariá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get_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tiv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get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jc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kt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b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e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ičenst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l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lm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možná nějak spojené s velký? Rejzek: ustrnulý tvar od velj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m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n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ě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i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nebo varianta k vpředu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an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dik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říc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ěřící (A)</text:p>
          </table:table-cell>
          <table:table-cell office:value-type="string" calcext:value-type="string">
            <text:p>CONVERS</text:p>
          </table:table-cell>
          <table:table-cell office:value-type="string" calcext:value-type="string">
            <text:p>ZZ: zpozdstatnělá přídavná jména by šla možná všechna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nis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š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e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krz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r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m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p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és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stav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stav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stibu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stní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er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tev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er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vnitř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itr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vnitř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ě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ě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éz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adu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bro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h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á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en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k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kýř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í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ol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tuo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ál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í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ěz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t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rí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áž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z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ízu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k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a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ák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s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štov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a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lá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éci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íd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í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ít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čk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lon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jspíš souvisí s loni/loňský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mži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ž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ě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nive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n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děodol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da + odol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dn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evůd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 + vůd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j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an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ejba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é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l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ůle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v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n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s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št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fak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u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u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ous? (primární plurál je podzřelý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á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pí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pravdě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rav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souvisí s před/před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abe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át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tk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/vrát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řa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ávo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ažd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č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s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ete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ř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st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á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SSEDBYSARKA</text:p>
          </table:table-cell>
          <table:table-cell office:value-type="string" calcext:value-type="string">
            <text:p>ZZ: vrt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t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ě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rtu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rtě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rz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edě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ední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ENTPRON</text:p>
          </table:table-cell>
          <table:table-cell office:value-type="string" calcext:value-type="string">
            <text:p>ZZ: kompozitum, všechen d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ím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šim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kut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ku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ští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ští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oj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střeb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stří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šud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“vš-”,”vž-” kandidát na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šu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šud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teři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tí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t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: pozor, zájmen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ůl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od “vést”/veden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ulgární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á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ulka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ůně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bě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bě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bí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ě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bíz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bí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če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č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o nezní nemotivovaně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o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CHECKDIRECTION</text:p>
          </table:table-cell>
          <table:table-cell office:value-type="string" calcext:value-type="string">
            <text:p>ZZ: vycház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chy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chý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dat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vydat? vydáva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d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h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yhledáva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edávač</text:p>
          </table:table-cell>
          <table:table-cell office:value-type="string" calcext:value-type="string">
            <text:p>MISSEDBYSARKA</text:p>
          </table:table-cell>
          <table:table-cell office:value-type="string" calcext:value-type="string">
            <text:p>ZZ: vyhledáv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hlíd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hlíž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je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jev,jevit,vyjev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kle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le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olej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l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řič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kř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o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ét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let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l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ď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lo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lo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lov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áčk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čk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a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e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m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m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a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d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p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a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ch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plá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láz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az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 (A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prost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provo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ro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říci, jako náro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ý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ři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a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zkontrolovat fantom poslat/zasla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yslý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le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ok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střed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ř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řiž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ř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st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st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syc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c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ýteč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i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is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t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trou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věr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yvěr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vř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ěsn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yvěs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voj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ývo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br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broj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ýztuž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ztu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ác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_za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“zad” by bylo potřeba častěji, nebo “z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ájem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dá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á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d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duch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žd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est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hůr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hora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ly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neše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zné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ni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zp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zep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pomí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jako připomínat, není to kandidát na fantomový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uch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ZZ: rušit, ruch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zrů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růst (V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é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e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zt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ztl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ztlač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jme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hrmach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llness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isky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dge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r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bezpe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zpeč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ble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blesknou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od bles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bradl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d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ce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e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chyt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chy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č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dní od záda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druhé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PARENTNUM</text:p>
          </table:table-cell>
          <table:table-cell office:value-type="string" calcext:value-type="string">
            <text:p>ZZ: spíš druhý, ale to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hál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hl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hl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hy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jedn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ed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jíc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keřný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 keře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l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ád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lád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lad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lož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oní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k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kou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roč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roč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pro vykročit, překroč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kulis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i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kus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kus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kandidát na fantom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žel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lož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lo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alud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ajímavé, nesouvisí s žalu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lud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u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luz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ma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ma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ěst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ís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mez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fantom i pro vymez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m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mož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c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mpi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nedlou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dlou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ne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zavřít/otevřít - stejný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ni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ani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án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oceánsk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e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ál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boj “za pasy”, tj. Pa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pl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pla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ol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pomín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praž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á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ářit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 zář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á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ř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ECKDIRECTION</text:p>
          </table:table-cell>
          <table:table-cell office:value-type="string" calcext:value-type="string">
            <text:p>ZZ: od zářit, nebo obráceně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ř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ár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mu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mout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rputi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rubeň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s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la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š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j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as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nub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nou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sob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š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ástě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tí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stoup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oup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asi fant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stří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stří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fantom i pro předestří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í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ENTPRON</text:p>
          </table:table-cell>
          <table:table-cell office:value-type="string" calcext:value-type="string">
            <text:p>ZZ. stejně jako “přitom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iš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c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t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téc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ebo zatéci? (sjednotit variant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tvrze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tvrd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ty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ý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et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nebo vadit, nebo vad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á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ně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az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áz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r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ávě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ěť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_větit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ZZ: máme to jako fanto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vla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laž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vo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v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avří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ZZ: k “otevřít”, fantom lexé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ži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iv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ázra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azš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ad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ázvo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líz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íz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boží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aň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bránit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rus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ást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čistajas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čistý + jas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alek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dálka? dál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álk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ál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nli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dá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at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e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dím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louh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louh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b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ol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do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ráh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řekvapivě podle Rejz nejasn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rav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ro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dvi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dvih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dvih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br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br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ď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fektiv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fektiv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hl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hn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é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en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lez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l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jak spojit se zelený,zelenin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lv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m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e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ni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př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e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rt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šir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šir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měš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měšn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espo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spodní/spodek/p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spo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ARENTPREPOS</text:p>
          </table:table-cell>
          <table:table-cell office:value-type="string" calcext:value-type="string">
            <text:p>ZZ: předložka nebude v derinet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e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ť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et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evrubn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vrubu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ZZ: vru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ez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lubo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lubo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mo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mot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hnou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h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ol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oupn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up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hus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u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dl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m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e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raf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r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e zří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ís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t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tra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ív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ive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k ži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živý, živ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ivobytí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ivouc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ž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íža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ízeň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lid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kus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souvisí s “pokus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la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a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áz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eh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h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etil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é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lotý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lut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žlu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lut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lý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e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á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mij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oc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ači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není primárnější zna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tady jde možná etymologie proti analogii, primárnější je možná zname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í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znamenat? co je primárnější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amenit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echu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chut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jen chutný, nebo zavest fantom chuti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hyb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hyb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jist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jist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nejistý asi nebu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klid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klidný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klid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ě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ní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em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možný</text:p>
          </table:table-cell>
          <table:table-cell office:value-type="string" calcext:value-type="string">
            <text:p>NEGLATTIC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nenadán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nadít</text:p>
          </table:table-cell>
          <table:table-cell office:value-type="string" calcext:value-type="string">
            <text:p>NEGLATTICE</text:p>
          </table:table-cell>
          <table:table-cell office:value-type="string" calcext:value-type="string">
            <text:p>ZZ: v derinetu bude možná jen nadá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ervóz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rvózní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ničeh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zajímavé, nic je tam dvakrát, takže kompozitum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ov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nov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o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nova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ZZ: varianta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žokej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ón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om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tav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f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_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estř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str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ě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souvisí se “zpátky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íva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souvisí s “pět”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čátku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počáte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o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ů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oplat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%?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poplatek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pravoda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jem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jem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m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ří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řístup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řístup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nevě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ronevěř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st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st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ovo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vo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ud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dk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prv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v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ralo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á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á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r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dkak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řídka + k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řídl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ří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no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ovn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ZZ: rovný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ů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rod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rzavý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r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ěžk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ěžk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totož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tožný</text:p>
          </table:table-cell>
          <table:table-cell/>
          <table:table-cell office:value-type="string" calcext:value-type="string">
            <text:p>ZZ: tohle je relativně velká skupina, ta by mohla jít najedno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ub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br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la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upa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uř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žvani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ážně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ážný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d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enčí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n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n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víř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esel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esel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ěstov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ěs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Z: jak spojit s pověst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lášť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VARIANT</text:p>
          </table:table-cell>
          <table:table-cell office:value-type="string" calcext:value-type="string">
            <text:p>ZZ: varianta k zvláště, souvisí se zvláštní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nějš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nějš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l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ol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von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one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MIN</text:p>
          </table:table-cell>
          <table:table-cell office:value-type="string" calcext:value-type="string">
            <text:p>ZZ: zv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vuk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yka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vykn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žvýkat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výrazn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ýrazný</text:p>
          </table:table-cell>
          <table:table-cell table:number-columns-repeated="1021"/>
        </table:table-row>
        <table:table-row table:style-name="ro2" table:number-rows-repeated="1042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6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5T16:42:00.810082896</meta:creation-date>
    <meta:generator>LibreOffice/6.3.5.2$Linux_X86_64 LibreOffice_project/30$Build-2</meta:generator>
    <dc:date>2020-08-05T18:40:13.602858561</dc:date>
    <meta:editing-duration>PT1H1M56S</meta:editing-duration>
    <meta:editing-cycles>9</meta:editing-cycles>
    <meta:document-statistic meta:table-count="1" meta:cell-count="14876" meta:object-count="0"/>
  </office:meta>
</office:document-meta>
</file>